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23000001025D827C23289273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.59cm" svg:height="3.45cm" draw:z-index="0"><draw:image xlink:href="Pictures/1000000000000523000001025D827C23289273B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0:20:04.660082140</meta:creation-date>
    <meta:generator>LibreOffice/7.0.4.2$Linux_X86_64 LibreOffice_project/00$Build-2</meta:generator>
    <dc:date>2021-03-01T10:20:38.228340961</dc:date>
    <meta:editing-duration>PT3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